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7b33e" officeooo:paragraph-rsid="0007b33e"/>
    </style:style>
    <style:style style:name="T1" style:family="text">
      <style:text-properties officeooo:rsid="0007b33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erver.properties</text:p>
      <text:p text:style-name="P1"/>
      <text:p text:style-name="P1">dev</text:p>
      <text:p text:style-name="Standard"/>
      <text:p text:style-name="Standard">listeners=CLIENT://:9092,INTERNAL://:9094,CONTROLLER://:9093</text:p>
      <text:p text:style-name="Standard">advertised.listeners=CLIENT://my-kafka-controller-0.my-kafka-controller-headless.kafka-dev.svc.cluster.local:9092,INTERNAL://my-kafka-controller-0.my-kafka-controller-headless.kafka-dev.svc.cluster.local:9094</text:p>
      <text:p text:style-name="Standard">listener.security.protocol.map=CLIENT:PLAINTEXT,INTERNAL:PLAINTEXT,CONTROLLER:PLAINTEXT</text:p>
      <text:p text:style-name="Standard"># KRaft process roles</text:p>
      <text:p text:style-name="Standard">process.roles=controller,broker</text:p>
      <text:p text:style-name="Standard">node.id=0</text:p>
      <text:p text:style-name="Standard">controller.listener.names=CONTROLLER</text:p>
      <text:p text:style-name="Standard">controller.quorum.voters=0@my-kafka-controller-0.my-kafka-controller-headless.kafka-dev.svc.cluster.local:9093</text:p>
      <text:p text:style-name="Standard"># Kraft Controller listener SASL settings</text:p>
      <text:p text:style-name="Standard">sasl.mechanism.controller.protocol=PLAIN</text:p>
      <text:p text:style-name="Standard">listener.name.controller.sasl.enabled.mechanisms=PLAIN</text:p>
      <text:p text:style-name="Standard">listener.name.controller.plain.sasl.jaas.config=org.apache.kafka.common.security.plain.PlainLoginModule required username="controller_user" password="UTVn5EG7WP" user_controller_user="UTVn5EG7WP";</text:p>
      <text:p text:style-name="Standard">log.dir=/bitnami/kafka/data</text:p>
      <text:p text:style-name="Standard">sasl.enabled.mechanisms=PLAIN,SCRAM-SHA-256,SCRAM-SHA-512</text:p>
      <text:p text:style-name="Standard"># Interbroker configuration</text:p>
      <text:p text:style-name="Standard">inter.broker.listener.name=INTERNAL</text:p>
      <text:p text:style-name="Standard">sasl.mechanism.inter.broker.protocol=PLAIN</text:p>
      <text:p text:style-name="Standard"># Listeners SASL JAAS configuration</text:p>
      <text:p text:style-name="Standard">listener.name.internal.plain.sasl.jaas.config=org.apache.kafka.common.security.plain.PlainLoginModule required username="inter_broker_user" password="8qzcYhc08w" user_inter_broker_user="8qzcYhc08w" user_user1="8F0JFUinwk";</text:p>
      <text:p text:style-name="Standard">listener.name.internal.scram-sha-256.sasl.jaas.config=org.apache.kafka.common.security.scram.ScramLoginModule required username="inter_broker_user" password="8qzcYhc08w";</text:p>
      <text:p text:style-name="Standard">listener.name.internal.scram-sha-512.sasl.jaas.config=org.apache.kafka.common.security.scram.ScramLoginModule required username="inter_broker_user" password="8qzcYhc08w";</text:p>
      <text:p text:style-name="Standard"># End of SASL JAAS configuration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//<text:span text:style-name="T1">server.properties</text:span></text:p>
      <text:p text:style-name="P1">qa</text:p>
      <text:p text:style-name="Standard"/>
      <text:p text:style-name="Standard"># Listeners configuration</text:p>
      <text:p text:style-name="Standard">listeners=CLIENT://:9092,INTERNAL://:9094,CONTROLLER://:9093</text:p>
      <text:p text:style-name="Standard">advertised.listeners=CLIENT://my-kafka-controller-0.my-kafka-controller-headless.kafka-qa.svc.cluster.local:9092,INTERNAL://my-kafka-controller-0.my-kafka-controller-headless.kafka-qa.svc.cluster.local:9094</text:p>
      <text:p text:style-name="Standard">listener.security.protocol.map=CLIENT:PLAINTEXT,INTERNAL:PLAINTEXT,CONTROLLER:PLAINTEXT</text:p>
      <text:p text:style-name="Standard"># KRaft process roles</text:p>
      <text:p text:style-name="Standard">process.roles=controller,broker</text:p>
      <text:p text:style-name="Standard">node.id=0</text:p>
      <text:p text:style-name="Standard">controller.listener.names=CONTROLLER</text:p>
      <text:p text:style-name="Standard">controller.quorum.voters=0@my-kafka-controller-0.my-kafka-controller-headless.kafka-qa.svc.cluster.local:9093</text:p>
      <text:p text:style-name="Standard"># Kraft Controller listener SASL settings</text:p>
      <text:p text:style-name="Standard">sasl.mechanism.controller.protocol=PLAIN</text:p>
      <text:p text:style-name="Standard">listener.name.controller.sasl.enabled.mechanisms=PLAIN</text:p>
      <text:p text:style-name="Standard">listener.name.controller.plain.sasl.jaas.config=org.apache.kafka.common.security.plain.PlainLoginModule required username="controller_user" password="VwtQKsVh8j" user_controller_user="VwtQKsVh8j";</text:p>
      <text:p text:style-name="Standard">log.dir=/bitnami/kafka/data</text:p>
      <text:p text:style-name="Standard">sasl.enabled.mechanisms=PLAIN,SCRAM-SHA-256,SCRAM-SHA-512</text:p>
      <text:p text:style-name="Standard"># Interbroker configuration</text:p>
      <text:p text:style-name="Standard">inter.broker.listener.name=INTERNAL</text:p>
      <text:p text:style-name="Standard">sasl.mechanism.inter.broker.protocol=PLAIN</text:p>
      <text:p text:style-name="Standard"># Listeners SASL JAAS configuration</text:p>
      <text:p text:style-name="Standard"/>
      <text:p text:style-name="Standard">listener.name.internal.plain.sasl.jaas.config=org.apache.kafka.common.security.plain.PlainLoginModule required username="inter_broker_user" password="KEbmXganWf" user_inter_broker_user="KEbmXganWf" user_user1="yh1rBbho4g";</text:p>
      <text:p text:style-name="Standard">listener.name.internal.scram-sha-256.sasl.jaas.config=org.apache.kafka.common.security.scram.ScramLoginModule required username="inter_broker_user" password="KEbmXganWf";</text:p>
      <text:p text:style-name="Standard">listener.name.internal.scram-sha-512.sasl.jaas.config=org.apache.kafka.common.security.scram.ScramLoginModule required username="inter_broker_user" password="KEbmXganWf";</text:p>
      <text:p text:style-name="Standard"># End of SASL JAAS configuration</text:p>
      <text:p text:style-name="Standard"># offsets.topic.replication.factor=1</text:p>
      <text:p text:style-name="Standard"># transaction.state.log.replication.factor=1</text:p>
      <text:p text:style-name="Standard"/>
      <text:p text:style-name="Standard"># offsets.topic.replication.factor=1</text:p>
      <text:p text:style-name="Standard"># transaction.state.log.replication.factor=1</text:p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30T13:37:15.006840420</meta:creation-date>
    <dc:date>2023-11-30T21:29:48.014551949</dc:date>
    <meta:editing-duration>PT7H52M33S</meta:editing-duration>
    <meta:editing-cycles>1</meta:editing-cycles>
    <meta:document-statistic meta:table-count="0" meta:image-count="0" meta:object-count="0" meta:page-count="2" meta:paragraph-count="53" meta:word-count="127" meta:character-count="3643" meta:non-whitespace-character-count="3569"/>
    <meta:generator>LibreOffice/7.4.6.2$Linux_X86_64 LibreOffice_project/5b1f5509c2decdade7fda905e3e1429a67acd63d</meta:generator>
  </office:meta>
</office:document-meta>
</file>